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ext-properties fo:color="#800000"/>
    </style:style>
    <style:style style:name="ce5" style:family="table-cell" style:parent-style-name="Default">
      <style:text-properties fo:color="#990000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ext-properties fo:color="#009900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Generating walls for all positions for now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one invalid issue was there...but not able to recognised..not able to reproduc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 table:number-columns-repeated="11"/>
          <table:table-cell table:style-name="ce6" office:value-type="string" calcext:value-type="string">
            <text:p>Jump scenarios ache se</text:p>
          </table:table-cell>
        </table:table-row>
        <table:table-row table:style-name="ro1">
          <table:table-cell table:number-columns-repeated="11"/>
          <table:table-cell table:style-name="ce6" office:value-type="string" calcext:value-type="string">
            <text:p>pruning ache se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Alpha-beta </text:p>
          </table:table-cell>
        </table:table-row>
        <table:table-row table:style-name="ro1">
          <table:table-cell table:number-columns-repeated="11"/>
          <table:table-cell table:style-name="ce7" office:value-type="string" calcext:value-type="string">
            <text:p>A-star</text:p>
          </table:table-cell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9"/>
          <table:table-cell table:style-name="ce7" office:value-type="string" calcext:value-type="string">
            <text:p>ut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 the assumption that num of rows &amp; num of cols will always be odd is valid?</text:p>
          </table:table-cell>
          <table:table-cell table:number-columns-repeated="8"/>
          <table:table-cell table:style-name="ce6" office:value-type="string" calcext:value-type="string">
            <text:p>proper test block condi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from where we are getting the start positions of the players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ecific starting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Time ke hisaab se cutoff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number-columns-repeated="7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8"/>
          <table:table-cell office:value-type="string" calcext:value-type="string">
            <text:p>MaxRow &amp; MaxCol to be modified (size of graph)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implement utility function change &amp; test properly</text:p>
          </table:table-cell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pecific startings</text:p>
          </table:table-cell>
          <table:table-cell table:number-columns-repeated="8"/>
          <table:table-cell office:value-type="string" calcext:value-type="string">
            <text:p>cutoff to be changed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ass logic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15:56:10.518272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3-15T01:30:19.033033981</dc:date>
    <meta:editing-duration>PT10H25M11S</meta:editing-duration>
    <meta:editing-cycles>41</meta:editing-cycles>
    <meta:generator>LibreOffice/4.3.3.2$Linux_X86_64 LibreOffice_project/430m0$Build-2</meta:generator>
    <meta:document-statistic meta:table-count="1" meta:cell-count="26" meta:object-count="0"/>
  </office:meta>
</office:document-meta>
</file>